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202bcb" officeooo:paragraph-rsid="00202bcb" style:font-weight-asian="bold" style:font-weight-complex="bold"/>
    </style:style>
    <style:style style:name="P2" style:family="paragraph" style:parent-style-name="Standard">
      <style:text-properties officeooo:rsid="001407c0" officeooo:paragraph-rsid="001407c0"/>
    </style:style>
    <style:style style:name="P3" style:family="paragraph" style:parent-style-name="Standard">
      <style:text-properties fo:font-weight="bold" officeooo:rsid="00202bcb" officeooo:paragraph-rsid="00202bcb" style:font-weight-asian="bold" style:font-weight-complex="bold"/>
    </style:style>
    <style:style style:name="P4" style:family="paragraph" style:parent-style-name="Standard">
      <style:text-properties fo:font-weight="bold" officeooo:rsid="00213b1c" officeooo:paragraph-rsid="00213b1c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13b1c" style:font-weight-asian="normal" style:font-weight-complex="normal"/>
    </style:style>
    <style:style style:name="T3" style:family="text">
      <style:text-properties fo:color="#ff3333" officeooo:rsid="00213b1c"/>
    </style:style>
    <style:style style:name="T4" style:family="text">
      <style:text-properties officeooo:rsid="00213b1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officeooo:rsid="00213b1c" style:font-style-asian="italic" style:font-style-complex="italic"/>
    </style:style>
    <style:style style:name="T7" style:family="text">
      <style:text-properties fo:font-style="italic" fo:font-weight="normal" officeooo:rsid="00213b1c" style:font-style-asian="italic" style:font-weight-asian="normal" style:font-style-complex="italic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213b1c" style:font-style-asian="normal" style:font-style-complex="normal"/>
    </style:style>
    <style:style style:name="T10" style:family="text">
      <style:text-properties fo:font-style="normal" fo:font-weight="normal" officeooo:rsid="00213b1c" style:font-style-asian="normal" style:font-weight-asian="normal" style:font-style-complex="normal" style:font-weight-complex="normal"/>
    </style:style>
    <style:style style:name="T11" style:family="text">
      <style:text-properties style:text-position="sub 58%" fo:font-style="normal" fo:font-weight="normal" officeooo:rsid="00213b1c" style:font-style-asian="normal" style:font-weight-asian="normal" style:font-style-complex="normal" style:font-weight-complex="normal"/>
    </style:style>
    <style:style style:name="T12" style:family="text">
      <style:text-properties style:text-position="0% 100%" fo:font-style="normal" fo:font-weight="normal" officeooo:rsid="00213b1c" style:font-style-asian="normal" style:font-weight-asian="normal" style:font-style-complex="normal" style:font-weight-complex="normal"/>
    </style:style>
    <style:style style:name="T13" style:family="text">
      <style:text-properties style:text-position="0% 100%" fo:font-style="normal" fo:font-weight="bold" officeooo:rsid="00213b1c" style:font-style-asian="normal" style:font-weight-asian="bold" style:font-style-complex="normal" style:font-weight-complex="bold"/>
    </style:style>
    <style:style style:name="T14" style:family="text">
      <style:text-properties style:text-position="0% 100%" fo:font-style="italic" officeooo:rsid="00213b1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<text:span text:style-name="T4">1</text:span>L<text:span text:style-name="T4">10</text:span> German</text:p>
      <text:p text:style-name="P2"/>
      <text:p text:style-name="P1"><text:line-break/><text:span text:style-name="T4">All modal verbs follow the same pattern</text:span></text:p>
      <text:p text:style-name="P1"/>
      <text:p text:style-name="P4"><text:tab/>darf<text:span text:style-name="T1">:</text:span></text:p>
      <text:p text:style-name="P4"><text:span text:style-name="T1"><text:tab/><text:tab/>ich<text:tab/><text:tab/></text:span>darf<text:tab/><text:tab/><text:span text:style-name="T1">wir<text:tab/><text:tab/></text:span>d[u]rf<text:span text:style-name="T1">en</text:span></text:p>
      <text:p text:style-name="P4"><text:span text:style-name="T1"><text:tab/><text:tab/>du<text:tab/><text:tab/></text:span>darf<text:span text:style-name="T1">-st<text:tab/><text:tab/>ihr<text:tab/><text:tab/></text:span>d[u]rf<text:span text:style-name="T1">-t</text:span></text:p>
      <text:p text:style-name="P4"><text:span text:style-name="T1"><text:tab/><text:tab/>er, sie, es<text:tab/></text:span>darf<text:tab/><text:tab/><text:span text:style-name="T1">sie (pl.)/Sie<text:tab/></text:span>d[u]rf<text:span text:style-name="T1">en</text:span></text:p>
      <text:p text:style-name="P4"><text:span text:style-name="T1"/></text:p>
      <text:p text:style-name="P4"><text:span text:style-name="T1"><text:tab/></text:span>kann<text:span text:style-name="T1">:</text:span></text:p>
      <text:p text:style-name="P4"><text:span text:style-name="T1"><text:tab/><text:tab/>ich<text:tab/><text:tab/></text:span>kann<text:tab/><text:tab/><text:span text:style-name="T1">wir<text:tab/><text:tab/></text:span>k[o]nn<text:span text:style-name="T1">en</text:span></text:p>
      <text:p text:style-name="P4"><text:span text:style-name="T1"><text:tab/><text:tab/>du<text:tab/><text:tab/></text:span>kann<text:span text:style-name="T1">-st<text:tab/>ihr<text:tab/><text:tab/></text:span>k[o]nn<text:span text:style-name="T1">-t</text:span></text:p>
      <text:p text:style-name="P4"><text:span text:style-name="T1"><text:tab/><text:tab/>er, sie, es<text:tab/></text:span>kann<text:tab/><text:tab/><text:span text:style-name="T1">sie (pl.)/Sie<text:tab/></text:span>k[o[nn<text:span text:style-name="T1">en</text:span></text:p>
      <text:p text:style-name="P1"/>
      <text:p text:style-name="P1"><text:tab/><text:span text:style-name="T4">mag</text:span><text:span text:style-name="T2">:</text:span></text:p>
      <text:p text:style-name="P1"><text:span text:style-name="T2"><text:tab/><text:tab/>ich<text:tab/><text:tab/></text:span><text:span text:style-name="T4">mag<text:tab/><text:tab/></text:span><text:span text:style-name="T2">wir<text:tab/><text:tab/></text:span><text:span text:style-name="T4">m[o]g</text:span><text:span text:style-name="T2">en</text:span></text:p>
      <text:p text:style-name="P1"><text:span text:style-name="T2"><text:tab/><text:tab/>du<text:tab/><text:tab/></text:span><text:span text:style-name="T4">mag</text:span><text:span text:style-name="T2">-st<text:tab/><text:tab/>ihr<text:tab/><text:tab/></text:span><text:span text:style-name="T4">m[o]g</text:span><text:span text:style-name="T2">-t</text:span></text:p>
      <text:p text:style-name="P1"><text:span text:style-name="T2"><text:tab/><text:tab/>er, sie, es<text:tab/></text:span><text:span text:style-name="T4">mag<text:tab/><text:tab/></text:span><text:span text:style-name="T2">sie (pl.)/Sie<text:tab/></text:span><text:span text:style-name="T4">m[o]g</text:span><text:span text:style-name="T2">en</text:span></text:p>
      <text:p text:style-name="P1"><text:span text:style-name="T2"/></text:p>
      <text:p text:style-name="P1"><text:span text:style-name="T2"/></text:p>
      <text:p text:style-name="P1"><text:span text:style-name="T2"><text:tab/></text:span><text:span text:style-name="T3">any</text:span><text:span text:style-name="T2">:</text:span></text:p>
      <text:p text:style-name="P1"><text:span text:style-name="T2"><text:tab/><text:tab/>ich<text:tab/><text:tab/></text:span><text:span text:style-name="T6">base<text:tab/><text:tab/></text:span><text:span text:style-name="T10">wir<text:tab/><text:tab/></text:span><text:span text:style-name="T6">b(a)se+</text:span><text:span text:style-name="T10">en</text:span></text:p>
      <text:p text:style-name="P1"><text:span text:style-name="T2"><text:tab/><text:tab/>du<text:tab/><text:tab/></text:span><text:span text:style-name="T6">base</text:span><text:span text:style-name="T10">-st<text:tab/><text:tab/>ihr<text:tab/><text:tab/></text:span><text:span text:style-name="T6">b(a)se</text:span><text:span text:style-name="T10">-t</text:span></text:p>
      <text:p text:style-name="P1"><text:span text:style-name="T2"><text:tab/><text:tab/>er, sie, es<text:tab/></text:span><text:span text:style-name="T6">base<text:tab/><text:tab/></text:span><text:span text:style-name="T10">sie (pl.)/Sie<text:tab/></text:span><text:span text:style-name="T14">b(a)se</text:span><text:span text:style-name="T12">+en</text:span></text:p>
      <text:p text:style-name="P1">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0T12:42:02.791648640</meta:creation-date>
    <dc:date>2016-02-10T13:25:08.851177303</dc:date>
    <meta:editing-duration>PT1H3M59S</meta:editing-duration>
    <meta:editing-cycles>13</meta:editing-cycles>
    <meta:generator>LibreOffice/4.4.7.2$Linux_X86_64 LibreOffice_project/40$Build-2</meta:generator>
    <meta:document-statistic meta:table-count="0" meta:image-count="0" meta:object-count="0" meta:page-count="1" meta:paragraph-count="19" meta:word-count="74" meta:character-count="455" meta:non-whitespace-character-count="344"/>
  </office:meta>
</office:document-meta>
</file>